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3.8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roporção tamanho SAE" table:style-name="ta1">
        <table:shapes>
          <draw:frame draw:z-index="0" draw:style-name="gr1" draw:text-style-name="P1" svg:width="159.99mm" svg:height="89.99mm" svg:x="5.35mm" svg:y="32.61mm">
            <draw:object draw:notify-on-update-of-ranges="'Proporção tamanho SAE'.A3:'Proporção tamanho SAE'.A5 'Proporção tamanho SAE'.B1:'Proporção tamanho SAE'.B2 'Proporção tamanho SAE'.B3:'Proporção tamanho SAE'.B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row table:style-name="ro3">
          <table:table-cell table:style-name="ce1" office:value-type="string" calcext:value-type="string">
            <text:p>Tamanho versões SA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AE VB <text:s text:c="4"/>(LoC 16087)</text:p>
          </table:table-cell>
          <table:table-cell office:value-type="float" office:value="16087" calcext:value-type="float">
            <text:p>16087</text:p>
          </table:table-cell>
        </table:table-row>
        <table:table-row table:style-name="ro2">
          <table:table-cell office:value-type="string" calcext:value-type="string">
            <text:p>SAE C# <text:s text:c="4"/>(LoC 11078)</text:p>
          </table:table-cell>
          <table:table-cell office:value-type="float" office:value="11078" calcext:value-type="float">
            <text:p>11078</text:p>
          </table:table-cell>
        </table:table-row>
        <table:table-row table:style-name="ro2">
          <table:table-cell office:value-type="string" calcext:value-type="string">
            <text:p>SAE Java <text:s/>(LoC <text:s text:c="2"/>9558)</text:p>
          </table:table-cell>
          <table:table-cell office:value-type="float" office:value="9558" calcext:value-type="float">
            <text:p>9558</text:p>
          </table:table-cell>
        </table:table-row>
      </table:table>
      <table:table table:name="Proporção tamanho frameworks" table:style-name="ta1">
        <table:shapes>
          <draw:frame draw:z-index="0" draw:style-name="gr1" draw:text-style-name="P1" svg:width="212.6mm" svg:height="87.86mm" svg:x="5.35mm" svg:y="32.61mm">
            <draw:object draw:notify-on-update-of-ranges="'Proporção tamanho frameworks'.A3:'Proporção tamanho frameworks'.A6 'Proporção tamanho frameworks'.B1:'Proporção tamanho frameworks'.B2 'Proporção tamanho frameworks'.B3:'Proporção tamanho frameworks'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row table:style-name="ro3">
          <table:table-cell table:style-name="ce1" office:value-type="string" calcext:value-type="string">
            <text:p>Tamanho framework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FubLib <text:s text:c="6"/>(VB – LoC 12000)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2">
          <table:table-cell office:value-type="string" calcext:value-type="string">
            <text:p>Web <text:s text:c="10"/>(C# – LoC 6603)</text:p>
          </table:table-cell>
          <table:table-cell office:value-type="float" office:value="6603" calcext:value-type="float">
            <text:p>6603</text:p>
          </table:table-cell>
        </table:table-row>
        <table:table-row table:style-name="ro2">
          <table:table-cell office:value-type="string" calcext:value-type="string">
            <text:p>FastWeb <text:s text:c="3"/>(Java – LoC 19748)</text:p>
          </table:table-cell>
          <table:table-cell office:value-type="float" office:value="19748" calcext:value-type="float">
            <text:p>19748</text:p>
          </table:table-cell>
        </table:table-row>
        <table:table-row table:style-name="ro2">
          <table:table-cell office:value-type="string" calcext:value-type="string">
            <text:p>sem-java <text:s text:c="3"/>(Java – LoC 1965)</text:p>
          </table:table-cell>
          <table:table-cell office:value-type="float" office:value="1965" calcext:value-type="float">
            <text:p>1965</text:p>
          </table:table-cell>
        </table:table-row>
      </table:table>
      <table:table table:name="Planilha2" table:style-name="ta1">
        <table:table-column table:style-name="co2" table:default-cell-style-name="Default"/>
        <table:table-row table:style-name="ro2">
          <table:table-cell office:value-type="float" office:value="3383" calcext:value-type="float">
            <text:p>33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09:20:06.2006365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5:42:58.748594178</meta:creation-date>
    <dc:date>2016-03-07T09:21:22.441164732</dc:date>
    <meta:editing-duration>PT1H53M17S</meta:editing-duration>
    <meta:editing-cycles>9</meta:editing-cycles>
    <meta:generator>LibreOffice/4.4.6.3$Linux_X86_64 LibreOffice_project/40m0$Build-3</meta:generator>
    <meta:document-statistic meta:table-count="3" meta:cell-count="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3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0.755cm" svg:y="3.589cm" style:legend-expansion="high" chart:style-name="ch2"/>
        <chart:plot-area chart:style-name="ch3" table:cell-range-address="'Proporção tamanho SAE'.A3:'Proporção tamanho SAE'.B5 'Proporção tamanho SAE'.B1:'Proporção tamanho SAE'.B2" chart:data-source-has-labels="both" svg:x="0.32cm" svg:y="0.18cm" svg:width="10.115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465cm" svg:width="10.115cm" svg:height="6.06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Proporção tamanho SAE'.A3:'Proporção tamanho SAE'.A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Proporção tamanho SAE'.B3:'Proporção tamanho SAE'.B5" chart:label-cell-address="'Proporção tamanho SAE'.B1:'Proporção tamanho SAE'.B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Proporção tamanho SAE'.B1:'Proporção tamanho SAE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E VB     (LoC 16087)</text:p>
                <draw:g>
                  <svg:desc>'Proporção tamanho SAE'.A3:'Proporção tamanho SAE'.A5</svg:desc>
                </draw:g>
              </table:table-cell>
              <table:table-cell office:value-type="float" office:value="16087">
                <text:p>16087</text:p>
                <draw:g>
                  <svg:desc>'Proporção tamanho SAE'.B3:'Proporção tamanho SAE'.B5</svg:desc>
                </draw:g>
              </table:table-cell>
            </table:table-row>
            <table:table-row>
              <table:table-cell office:value-type="string">
                <text:p>SAE C#     (LoC 11078)</text:p>
              </table:table-cell>
              <table:table-cell office:value-type="float" office:value="11078">
                <text:p>11078</text:p>
              </table:table-cell>
            </table:table-row>
            <table:table-row>
              <table:table-cell office:value-type="string">
                <text:p>SAE Java  (LoC   9558)</text:p>
              </table:table-cell>
              <table:table-cell office:value-type="float" office:value="9558">
                <text:p>95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004586"/>
      <style:text-properties fo:font-size="12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61cm" svg:height="8.787cm" xlink:href=".." xlink:type="simple" chart:class="chart:circle" chart:style-name="ch1">
        <chart:legend chart:legend-position="end" svg:x="14.569cm" svg:y="3.195cm" style:legend-expansion="high" chart:style-name="ch2"/>
        <chart:plot-area chart:style-name="ch3" table:cell-range-address="'Proporção tamanho frameworks'.A1:'Proporção tamanho frameworks'.B6" chart:data-source-has-labels="both" svg:x="0.425cm" svg:y="0.175cm" svg:width="13.719cm" svg:height="8.43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425cm" svg:y="0.278cm" svg:width="13.719cm" svg:height="8.23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Proporção tamanho frameworks'.A3:'Proporção tamanho frameworks'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Proporção tamanho frameworks'.B3:'Proporção tamanho frameworks'.B6" chart:label-cell-address="'Proporção tamanho frameworks'.B1:'Proporção tamanho frameworks'.B2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Proporção tamanho frameworks'.B1:'Proporção tamanho frameworks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ubLib       (VB – LoC 12000)</text:p>
                <draw:g>
                  <svg:desc>'Proporção tamanho frameworks'.A3:'Proporção tamanho frameworks'.A6</svg:desc>
                </draw:g>
              </table:table-cell>
              <table:table-cell office:value-type="float" office:value="12000">
                <text:p>12000</text:p>
                <draw:g>
                  <svg:desc>'Proporção tamanho frameworks'.B3:'Proporção tamanho frameworks'.B6</svg:desc>
                </draw:g>
              </table:table-cell>
            </table:table-row>
            <table:table-row>
              <table:table-cell office:value-type="string">
                <text:p>Web           (C# – LoC 6603)</text:p>
              </table:table-cell>
              <table:table-cell office:value-type="float" office:value="6603">
                <text:p>6603</text:p>
              </table:table-cell>
            </table:table-row>
            <table:table-row>
              <table:table-cell office:value-type="string">
                <text:p>FastWeb    (Java – LoC 19748)</text:p>
              </table:table-cell>
              <table:table-cell office:value-type="float" office:value="19748">
                <text:p>19748</text:p>
              </table:table-cell>
            </table:table-row>
            <table:table-row>
              <table:table-cell office:value-type="string">
                <text:p>sem-java    (Java – LoC 1965)</text:p>
              </table:table-cell>
              <table:table-cell office:value-type="float" office:value="1965">
                <text:p>19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